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ac3f" officeooo:paragraph-rsid="0007ac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 how are you </text:p>
      <text:p text:style-name="P1">Are you there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10T14:18:06.398719403</meta:creation-date>
    <dc:date>2024-09-10T14:18:36.119871083</dc:date>
    <meta:editing-duration>PT32S</meta:editing-duration>
    <meta:editing-cycles>1</meta:editing-cycles>
    <meta:document-statistic meta:table-count="0" meta:image-count="0" meta:object-count="0" meta:page-count="1" meta:paragraph-count="2" meta:word-count="7" meta:character-count="29" meta:non-whitespace-character-count="22"/>
    <meta:generator>LibreOffice/6.4.7.2$Linux_X86_64 LibreOffice_project/40$Build-2</meta:generator>
  </office:meta>
</office:document-meta>
</file>